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e-title"/>The Title<text:bookmark-end text:name="the-title"/></text:h>
      <text:p text:style-name="First_20_paragraph">This is some text before a section. It shouldn’t be indented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e-title-1"/>The Title<text:bookmark-end text:name="the-title-1"/></text:h>
      <text:h text:style-name="Heading_20_3" text:outline-level="3"><text:bookmark-start text:name="an-author"/>An Author<text:bookmark-end text:name="an-author"/></text:h>
      <text:p text:style-name="First_20_paragraph">This is some text before a section. It shouldn’t be indented. Each section should start on a new page (but subsections shouldn’t)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5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  <text:h text:style-name="Heading_20_1" text:outline-level="1"><text:bookmark-start text:name="the-title-is-baz"/>The Title Is ‘Baz’<text:bookmark-end text:name="the-title-is-baz"/></text:h>
      <text:h text:style-name="Heading_20_3" text:outline-level="3"><text:bookmark-start text:name="an-author-23-february-2019"/>An Author, 23 February 2019<text:bookmark-end text:name="an-author-23-february-2019"/></text:h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section-in-simple-include"/>Section in simple include<text:bookmark-end text:name="section-in-simple-include"/></text:h>
      <text:p text:style-name="P9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3" text:outline-level="3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2" text:outline-level="2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  <text:h text:style-name="Heading_20_1" text:outline-level="1"><text:bookmark-start text:name="title"/>Title<text:bookmark-end text:name="title"/></text:h>
      <text:h text:style-name="Heading_20_3" text:outline-level="3"><text:bookmark-start text:name="january-2022"/>4 January 2022<text:bookmark-end text:name="january-2022"/></text:h>
      <text:p text:style-name="First_20_paragraph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source-md5" meta:value-type="string">2518a18c39cbd5e88b46c164d163e14a</meta:user-defined>
    <meta:user-defined meta:name="starts-with-text" meta:value-type="string"/>
    <meta:user-defined meta:name="wordcount" meta:value-type="string">777</meta:user-defined>
  </office:meta>
</office:document-meta>
</file>